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mbria"/>
    </style:style>
    <style:style style:name="P2" style:family="paragraph" style:parent-style-name="Standard">
      <style:text-properties style:font-name="Cambria" officeooo:rsid="00008785" officeooo:paragraph-rsid="00008785"/>
    </style:style>
    <style:style style:name="P3" style:family="paragraph" style:parent-style-name="Standard">
      <style:text-properties style:font-name="Cambria" officeooo:rsid="00008785" officeooo:paragraph-rsid="00047595"/>
    </style:style>
    <style:style style:name="P4" style:family="paragraph" style:parent-style-name="Standard">
      <style:text-properties officeooo:paragraph-rsid="00047595"/>
    </style:style>
    <style:style style:name="P5" style:family="paragraph" style:parent-style-name="Standard">
      <style:text-properties officeooo:rsid="00047595" officeooo:paragraph-rsid="00047595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ambria" officeooo:rsid="00008785" officeooo:paragraph-rsid="00008785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ambria" officeooo:rsid="00008785" officeooo:paragraph-rsid="00047595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ambria" officeooo:rsid="000286e5" officeooo:paragraph-rsid="000286e5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ambria" officeooo:rsid="000286e5" officeooo:paragraph-rsid="0003c11e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ambria" officeooo:rsid="000286e5" officeooo:paragraph-rsid="00047595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ambria" officeooo:rsid="00047595" officeooo:paragraph-rsid="00047595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paragraph-rsid="00047595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Cambria" officeooo:rsid="0003c11e" officeooo:paragraph-rsid="0003c11e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ambria" officeooo:rsid="000286e5" officeooo:paragraph-rsid="000286e5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ambria" officeooo:rsid="00047595" officeooo:paragraph-rsid="00047595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ambria" officeooo:rsid="0003c11e" officeooo:paragraph-rsid="0003c11e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ambria" officeooo:rsid="00047595" officeooo:paragraph-rsid="00047595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ambria" officeooo:rsid="00012d5c" officeooo:paragraph-rsid="00047595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ambria" officeooo:rsid="000286e5" officeooo:paragraph-rsid="0003c11e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ambria" officeooo:rsid="00008785" officeooo:paragraph-rsid="00008785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0286e5" officeooo:paragraph-rsid="000286e5"/>
    </style:style>
    <style:style style:name="T1" style:family="text">
      <style:text-properties officeooo:rsid="0003c11e"/>
    </style:style>
    <style:style style:name="T2" style:family="text">
      <style:text-properties style:font-name-complex="Times New Roman"/>
    </style:style>
    <style:style style:name="T3" style:family="text">
      <style:text-properties officeooo:rsid="0003c11e" style:font-name-complex="Times New Roman"/>
    </style:style>
    <style:style style:name="T4" style:family="text">
      <style:text-properties style:font-name="Cambria"/>
    </style:style>
    <style:style style:name="T5" style:family="text">
      <style:text-properties style:font-name="Cambria" officeooo:rsid="00047595"/>
    </style:style>
    <style:style style:name="T6" style:family="text">
      <style:text-properties style:font-name="Cambria" officeooo:rsid="00008785"/>
    </style:style>
    <style:style style:name="T7" style:family="text">
      <style:text-properties officeooo:rsid="00047595"/>
    </style:style>
    <style:style style:name="T8" style:family="text">
      <style:text-properties officeooo:rsid="000286e5"/>
    </style:style>
  </office:automatic-styles>
  <office:body>
    <office:text text:use-soft-page-breaks="true">
      <text:tracked-changes>
        <text:changed-region xml:id="ct94336606873024" text:id="ct94336606873024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36606848080" text:id="ct94336606848080">
          <text:insertion>
            <office:change-info>
              <dc:creator>Unknown Author</dc:creator>
              <dc:date>2020-03-08T19:18:04</dc:date>
            </office:change-info>
          </text:insertion>
        </text:changed-region>
        <text:changed-region xml:id="ct94336606692832" text:id="ct94336606692832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36606913584" text:id="ct94336606913584">
          <text:insertion>
            <office:change-info>
              <dc:creator>Unknown Author</dc:creator>
              <dc:date>2020-03-08T19:18:44</dc:date>
            </office:change-info>
          </text:insertion>
        </text:changed-region>
        <text:changed-region xml:id="ct94336606937744" text:id="ct94336606937744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36606938144" text:id="ct94336606938144">
          <text:deletion>
            <office:change-info>
              <dc:creator>Unknown Author</dc:creator>
              <dc:date>2020-03-08T19:19:29</dc:date>
            </office:change-info>
            <text:p text:style-name="P6">17, </text:p>
          </text:deletion>
        </text:changed-region>
        <text:changed-region xml:id="ct94336606938544" text:id="ct94336606938544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36606938864" text:id="ct94336606938864">
          <text:deletion>
            <office:change-info>
              <dc:creator>Unknown Author</dc:creator>
              <dc:date>2020-03-08T19:19:31</dc:date>
            </office:change-info>
            <text:p text:style-name="P6">20, </text:p>
          </text:deletion>
        </text:changed-region>
        <text:changed-region xml:id="ct94336609480240" text:id="ct94336609480240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36609480480" text:id="ct94336609480480">
          <text:deletion>
            <office:change-info>
              <dc:creator>Unknown Author</dc:creator>
              <dc:date>2020-03-08T19:22:23</dc:date>
            </office:change-info>
            <text:p text:style-name="P18">Work Notes:<text:tab/>OpenIngres to Oracle and on to Hive</text:p>
            <text:p text:style-name="P11"/>
          </text:deletion>
        </text:changed-region>
        <text:changed-region xml:id="ct94336609481328" text:id="ct94336609481328">
          <text:insertion>
            <office:change-info>
              <dc:creator>Unknown Author</dc:creator>
              <dc:date>2020-03-08T19:18:35</dc:date>
            </office:change-info>
          </text:insertion>
        </text:changed-region>
        <text:changed-region xml:id="ct94336606972416" text:id="ct94336606972416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36609229328" text:id="ct94336609229328">
          <text:insertion>
            <office:change-info>
              <dc:creator>Unknown Author</dc:creator>
              <dc:date>2020-03-08T19:07:03</dc:date>
            </office:change-info>
          </text:insertion>
        </text:changed-region>
        <text:changed-region xml:id="ct94336609229600" text:id="ct94336609229600">
          <text:deletion>
            <office:change-info>
              <dc:creator>Unknown Author</dc:creator>
              <dc:date>2020-03-08T19:06:59</dc:date>
            </office:change-info>
            <text:p text:style-name="P16"><text:span text:style-name="T8">Hadoop</text:span></text:p>
            <text:p text:style-name="P21">HDFS</text:p>
            <text:p text:style-name="P21">Distributed systems</text:p>
            <text:p text:style-name="P21">MapReduce</text:p>
            <text:p text:style-name="P21">Spark</text:p>
            <text:p text:style-name="P21">Big data architectures</text:p>
            <text:p text:style-name="P21">Data movement</text:p>
            <text:p text:style-name="P21">Partitioning</text:p>
            <text:p text:style-name="P21">Db optimization</text:p>
            <text:p text:style-name="P21">Communication from Unstructured Db to Structured Db</text:p>
            <text:p text:style-name="P21">Cloud tech</text:p>
            <text:p text:style-name="P21">PANDAS</text:p>
            <text:p text:style-name="P21">- with operational monitoring of clusters and applications</text:p>
            <text:p text:style-name="P21">Setup &amp; Config Data Lake using Cloudera, Hortonworks, MapR</text:p>
            <text:p text:style-name="P21">Spark</text:p>
            <text:p text:style-name="P21">Flume</text:p>
            <text:p text:style-name="P21">Kafka</text:p>
            <text:p text:style-name="P21">Import/Export of db data</text:p>
            <text:p text:style-name="P21">Oracle</text:p>
            <text:p text:style-name="P21">MySQL</text:p>
            <text:p text:style-name="P21">Realm</text:p>
            <text:p text:style-name="P21">MongoDB</text:p>
            <text:p text:style-name="P21">Sqoop</text:p>
            <text:p text:style-name="P21">Apache Maven</text:p>
            <text:p text:style-name="P21">SBT</text:p>
            <text:p text:style-name="P21">Hive</text:p>
            <text:p text:style-name="P21">Impala</text:p>
            <text:p text:style-name="P21">Hbase</text:p>
            <text:p text:style-name="P21">AWS</text:p>
            <text:p text:style-name="P21">Hadoop Components (HDFS / MapReduce / NameNode / DataNode / </text:p>
            <text:p text:style-name="P21"><text:tab/><text:tab/><text:tab/><text:tab/>ResourceManager/NodeManager)</text:p>
            <text:p text:style-name="P9">AWS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change-start text:change-id="ct94336606873024"/>Project Information<text:change-end text:change-id="ct94336606873024"/><text:change-start text:change-id="ct94336606848080"/>:<text:change-end text:change-id="ct94336606848080"/><text:change-start text:change-id="ct94336606692832"/></text:p>
      <text:p text:style-name="P2"/>
      <text:p text:style-name="P2"/>
      <text:p text:style-name="P2">Casino Morongo:</text:p>
      <text:p text:style-name="P6">Location: <text:s/><text:tab/><text:change-end text:change-id="ct94336606692832"/><text:change-start text:change-id="ct94336606913584"/><text:tab/><text:change-end text:change-id="ct94336606913584"/><text:change-start text:change-id="ct94336606937744"/>Cabazon, CA</text:p>
      <text:p text:style-name="P6">Dates:<text:tab/><text:tab/>March <text:change-end text:change-id="ct94336606937744"/><text:change text:change-id="ct94336606938144"/><text:change-start text:change-id="ct94336606938544"/>2017 – March <text:change-end text:change-id="ct94336606938544"/><text:change text:change-id="ct94336606938864"/><text:change-start text:change-id="ct94336609480240"/>2020</text:p>
      <text:p text:style-name="P11"><text:change-end text:change-id="ct94336609480240"/><text:change text:change-id="ct94336609480480"/><text:change-start text:change-id="ct94336609481328"/>Position:<text:tab/><text:tab/>Sr. Big Data Engineer</text:p>
      <text:p text:style-name="P11"><text:change-end text:change-id="ct94336609481328"/><text:change-start text:change-id="ct94336606972416"/></text:p>
      <text:p text:style-name="P1"><text:change-end text:change-id="ct94336606972416"/><text:change-start text:change-id="ct94336609229328"/>PySpark</text:p>
      <text:p text:style-name="P1">Stop Word removal</text:p>
      <text:p text:style-name="P1">Spark Streaming</text:p>
      <text:p text:style-name="P1">Spark Batch jobs</text:p>
      <text:p text:style-name="P1">Scala &amp; Python</text:p>
      <text:p text:style-name="P1">AWS</text:p>
      <text:p text:style-name="P1">UDFs in PySpark</text:p>
      <text:p text:style-name="P1">Sqoop</text:p>
      <text:p text:style-name="P1">Hive</text:p>
      <text:p text:style-name="P1">Pig</text:p>
      <text:p text:style-name="P1">Flume</text:p>
      <text:p text:style-name="P1"><text:span text:style-name="T2">client-based transit system analytic</text:span><text:span text:style-name="T3">s</text:span></text:p>
      <text:p text:style-name="P13">ETL pipeline (Spark/Kafka/Scala)</text:p>
      <text:p text:style-name="P13">SQL queries</text:p>
      <text:p text:style-name="P13">Stored procs, triggers</text:p>
      <text:p text:style-name="P13">Hbase</text:p>
      <text:p text:style-name="P13"/>
      <text:p text:style-name="P15">=======================</text:p>
      <text:p text:style-name="P13">Ingres to Oracle (and then) to Hive</text:p>
      <text:p text:style-name="P13"><text:tab/>- <text:span text:style-name="T7">Slot machine usage statistics</text:span></text:p>
      <text:p text:style-name="P13">Pipeline for sports betting</text:p>
      <text:p text:style-name="P15">=======================</text:p>
      <text:p text:style-name="P8"/>
      <text:p text:style-name="P8"/>
      <text:p text:style-name="P3"/>
      <text:p text:style-name="P3"/>
      <text:p text:style-name="P3"/>
      <text:p text:style-name="P4"><text:span text:style-name="T5">Apple</text:span><text:span text:style-name="T6">:</text:span></text:p>
      <text:p text:style-name="P12"><text:span text:style-name="T6">Location: <text:s/><text:tab/><text:tab/></text:span><text:span text:style-name="T5">SunnyValle</text:span><text:span text:style-name="T6">, CA</text:span></text:p>
      <text:p text:style-name="P7">Dates:<text:tab/><text:tab/>Ma<text:span text:style-name="T7">y</text:span> 201<text:span text:style-name="T7">6</text:span> – <text:span text:style-name="T7">March 2017</text:span></text:p>
      <text:p text:style-name="P11">Position:<text:tab/><text:tab/>Data Engineer</text:p>
      <text:p text:style-name="P8"/>
      <text:p text:style-name="P15">=======================</text:p>
      <text:p text:style-name="P15">=======================</text:p>
      <text:p text:style-name="P8"/>
      <text:p text:style-name="P8"/>
      <text:p text:style-name="P8"/>
      <text:p text:style-name="P8"/>
      <text:p text:style-name="P4"><text:span text:style-name="T5">i-Transition</text:span><text:span text:style-name="T6">:</text:span></text:p>
      <text:p text:style-name="P12"><text:span text:style-name="T6">Location: <text:s/><text:tab/><text:tab/></text:span><text:span text:style-name="T5">Austin</text:span><text:span text:style-name="T6">, </text:span><text:span text:style-name="T5">TX</text:span></text:p>
      <text:p text:style-name="P7"><text:soft-page-break/>Dates:<text:tab/><text:tab/><text:span text:style-name="T7">January</text:span> 201<text:span text:style-name="T7">5</text:span> – <text:span text:style-name="T7">May 2016</text:span></text:p>
      <text:p text:style-name="P11">Position:<text:tab/><text:tab/>Big Data Engineer</text:p>
      <text:p text:style-name="P10"/>
      <text:p text:style-name="P15">=======================</text:p>
      <text:p text:style-name="P15">=======================</text:p>
      <text:p text:style-name="P10"/>
      <text:p text:style-name="P10"/>
      <text:p text:style-name="P10"/>
      <text:p text:style-name="P5"><text:span text:style-name="T5">G</text:span><text:span text:style-name="T4">lobal Strategy Group:</text:span></text:p>
      <text:p text:style-name="P12"><text:span text:style-name="T6">Location: <text:s/><text:tab/><text:tab/></text:span><text:span text:style-name="T5">Seattle, WA</text:span></text:p>
      <text:p text:style-name="P7">Dates:<text:tab/><text:tab/><text:span text:style-name="T7">Feb</text:span> 201<text:span text:style-name="T7">3</text:span> – <text:span text:style-name="T7">Sept 2014</text:span></text:p>
      <text:p text:style-name="P11">Position:<text:tab/><text:tab/>Data Engineer</text:p>
      <text:p text:style-name="P10"/>
      <text:p text:style-name="P15">=======================</text:p>
      <text:p text:style-name="P15">=======================</text:p>
      <text:p text:style-name="P10"/>
      <text:p text:style-name="P14"/>
      <text:p text:style-name="P8"/>
      <text:p text:style-name="P13">PROFILE HIGHLIGHTS:</text:p>
      <text:p text:style-name="P9">Hadoop</text:p>
      <text:p text:style-name="P9">HDFS</text:p>
      <text:p text:style-name="P9">Distributed systems</text:p>
      <text:p text:style-name="P9">MapReduce</text:p>
      <text:p text:style-name="P9">Spark</text:p>
      <text:p text:style-name="P9">Big data architectures</text:p>
      <text:p text:style-name="P9">Data movement</text:p>
      <text:p text:style-name="P9">Partitioning</text:p>
      <text:p text:style-name="P9">Db optimization</text:p>
      <text:p text:style-name="P9">Communication from Unstructured Db to Structured Db</text:p>
      <text:p text:style-name="P9">Cloud tech</text:p>
      <text:p text:style-name="P9">PANDAS</text:p>
      <text:p text:style-name="P9">- with operational monitoring of clusters and applications</text:p>
      <text:p text:style-name="P9">Setup &amp; Config Data Lake using Cloudera, Hortonworks, MapR</text:p>
      <text:p text:style-name="P9">Spark</text:p>
      <text:p text:style-name="P9">Flume</text:p>
      <text:p text:style-name="P9">Kafka</text:p>
      <text:p text:style-name="P9">Import/Export of db data</text:p>
      <text:p text:style-name="P9">Oracle</text:p>
      <text:p text:style-name="P9">MySQL</text:p>
      <text:p text:style-name="P9">Realm</text:p>
      <text:p text:style-name="P9">MongoDB</text:p>
      <text:p text:style-name="P9">Sqoop</text:p>
      <text:p text:style-name="P9">Apache Maven</text:p>
      <text:p text:style-name="P9">SBT</text:p>
      <text:p text:style-name="Standard"><text:tab/>Hive</text:p>
      <text:p text:style-name="P9">Impala</text:p>
      <text:p text:style-name="P9">Hbase</text:p>
      <text:p text:style-name="P9">AWS</text:p>
      <text:p text:style-name="P9"><text:soft-page-break/>Hadoop Components (HDFS / MapReduce / NameNode / DataNode / </text:p>
      <text:p text:style-name="P9"><text:tab/><text:tab/><text:tab/><text:tab/>ResourceManager/NodeManager)</text:p>
      <text:p text:style-name="P9">AWS <text:span text:style-name="T1">EC2</text:span></text:p>
      <text:p text:style-name="P16">Cassandra<text:change-end text:change-id="ct94336609229328"/><text:change text:change-id="ct9433660922960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7T21:29:50.428358204</meta:creation-date>
    <dc:date>2020-03-11T16:08:12.167713559</dc:date>
    <meta:editing-duration>PT4H55M22S</meta:editing-duration>
    <meta:editing-cycles>6</meta:editing-cycles>
    <meta:generator>LibreOffice/6.4.1.2$Linux_X86_64 LibreOffice_project/e1ad903d8acbc5f5b474f1d8ec3defef24b8c46b</meta:generator>
    <meta:document-statistic meta:table-count="0" meta:image-count="0" meta:object-count="0" meta:page-count="3" meta:paragraph-count="78" meta:word-count="189" meta:character-count="1406" meta:non-whitespace-character-count="1264"/>
  </office:meta>
</office:document-meta>
</file>